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mo" svg:font-family="Arimo"/>
    <style:font-face style:name="Lohit Devanagari1" svg:font-family="'Lohit Devanagari'"/>
    <style:font-face style:name="Roboto" svg:font-family="Roboto"/>
    <style:font-face style:name="arial" svg:font-family="arial, helvetica, sans-serif"/>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khan" officeooo:paragraph-rsid="001421bf"/>
    </style:style>
    <style:style style:name="P2" style:family="paragraph" style:parent-style-name="Text_20_body">
      <style:text-properties officeooo:paragraph-rsid="001421bf"/>
    </style:style>
    <style:style style:name="P3" style:family="paragraph" style:parent-style-name="Text_20_body">
      <style:paragraph-properties fo:margin-top="0cm" fo:margin-bottom="0cm" loext:contextual-spacing="false" fo:line-height="120%" fo:text-align="start" style:justify-single-word="false"/>
      <style:text-properties fo:font-variant="normal" fo:text-transform="none" fo:color="#000000" style:font-name="Likhan" fo:font-size="12pt" fo:letter-spacing="normal" fo:font-style="normal" fo:font-weight="bold" officeooo:paragraph-rsid="001421bf"/>
    </style:style>
    <style:style style:name="P4" style:family="paragraph" style:parent-style-name="Text_20_body">
      <style:paragraph-properties fo:margin-top="0cm" fo:margin-bottom="0cm" loext:contextual-spacing="false" fo:line-height="120%" fo:text-align="start" style:justify-single-word="false"/>
      <style:text-properties fo:font-variant="normal" fo:text-transform="none" fo:color="#000000" style:font-name="Likhan" fo:font-size="11pt" fo:letter-spacing="normal" fo:font-style="normal" fo:font-weight="normal" officeooo:paragraph-rsid="001421bf"/>
    </style:style>
    <style:style style:name="P5" style:family="paragraph" style:parent-style-name="Text_20_body">
      <style:paragraph-properties fo:margin-top="0cm" fo:margin-bottom="0cm" loext:contextual-spacing="false" fo:line-height="110%" fo:text-align="start" style:justify-single-word="false"/>
      <style:text-properties fo:font-variant="normal" fo:text-transform="none" fo:color="#000000" style:font-name="Likhan" fo:font-size="11pt" fo:letter-spacing="normal" fo:font-style="normal" fo:font-weight="normal" officeooo:paragraph-rsid="001421bf"/>
    </style:style>
    <style:style style:name="P6" style:family="paragraph" style:parent-style-name="Text_20_body">
      <style:paragraph-properties fo:margin-top="0cm" fo:margin-bottom="0cm" loext:contextual-spacing="false" fo:line-height="120%" fo:text-align="start" style:justify-single-word="false"/>
      <style:text-properties fo:font-variant="normal" fo:text-transform="none" fo:color="#000000" style:font-name="Likhan" fo:font-size="15pt" fo:letter-spacing="normal" fo:font-style="normal" fo:font-weight="bold" officeooo:paragraph-rsid="001421bf" style:font-size-asian="15pt" style:font-size-complex="15pt"/>
    </style:style>
    <style:style style:name="P7" style:family="paragraph" style:parent-style-name="Text_20_body">
      <style:paragraph-properties fo:margin-top="0cm" fo:margin-bottom="0cm" loext:contextual-spacing="false" fo:line-height="110%" fo:text-align="start" style:justify-single-word="false"/>
      <style:text-properties fo:font-variant="normal" fo:text-transform="none" fo:color="#000000" style:font-name="Likhan" fo:font-size="15pt" fo:letter-spacing="normal" fo:font-style="normal" fo:font-weight="bold" officeooo:paragraph-rsid="001421bf" style:font-size-asian="15pt" style:font-size-complex="15pt"/>
    </style:style>
    <style:style style:name="P8" style:family="paragraph" style:parent-style-name="Text_20_body">
      <style:paragraph-properties fo:margin-top="0cm" fo:margin-bottom="0cm" loext:contextual-spacing="false" fo:line-height="120%" fo:text-align="start" style:justify-single-word="false"/>
      <style:text-properties fo:color="#000000" style:font-name="Likhan" fo:font-size="11pt" fo:font-weight="normal" officeooo:paragraph-rsid="001421bf"/>
    </style:style>
    <style:style style:name="P9" style:family="paragraph" style:parent-style-name="Text_20_body">
      <style:paragraph-properties fo:margin-top="0cm" fo:margin-bottom="0cm" loext:contextual-spacing="false" fo:line-height="120%" fo:text-align="start" style:justify-single-word="false"/>
      <style:text-properties style:font-name="Likhan" officeooo:paragraph-rsid="001421bf"/>
    </style:style>
    <style:style style:name="P10" style:family="paragraph" style:parent-style-name="Text_20_body">
      <style:paragraph-properties fo:margin-top="0cm" fo:margin-bottom="0cm" loext:contextual-spacing="false" fo:line-height="110%" fo:text-align="start" style:justify-single-word="false"/>
      <style:text-properties style:font-name="Likhan" officeooo:paragraph-rsid="001421bf"/>
    </style:style>
    <style:style style:name="P11" style:family="paragraph" style:parent-style-name="Text_20_body">
      <style:paragraph-properties fo:margin-top="0cm" fo:margin-bottom="0.25cm" loext:contextual-spacing="false" fo:line-height="110%" fo:text-align="start" style:justify-single-word="false"/>
      <style:text-properties fo:font-variant="normal" fo:text-transform="none" fo:color="#000000" style:font-name="Likhan" fo:font-size="15pt" fo:letter-spacing="normal" fo:font-style="normal" fo:font-weight="bold" officeooo:paragraph-rsid="001421bf" style:font-size-asian="15pt" style:font-size-complex="15pt"/>
    </style:style>
    <style:style style:name="P12" style:family="paragraph" style:parent-style-name="Heading_20_3">
      <style:text-properties style:font-name="Likhan" officeooo:paragraph-rsid="001421bf"/>
    </style:style>
    <style:style style:name="T1" style:family="text">
      <style:text-properties fo:color="#000000"/>
    </style:style>
    <style:style style:name="T2" style:family="text">
      <style:text-properties fo:color="#000000" style:font-name="Roboto" fo:font-size="10pt" fo:font-weight="bold"/>
    </style:style>
    <style:style style:name="T3" style:family="text">
      <style:text-properties fo:color="#000000" style:font-name="Roboto" fo:font-size="12pt"/>
    </style:style>
    <style:style style:name="T4" style:family="text">
      <style:text-properties fo:color="#000000" style:font-name="Roboto" fo:font-size="12pt" fo:font-weight="bold"/>
    </style:style>
    <style:style style:name="T5" style:family="text">
      <style:text-properties fo:color="#000000" style:font-name="Roboto" fo:font-size="11pt" fo:font-weight="normal"/>
    </style:style>
    <style:style style:name="T6" style:family="text">
      <style:text-properties fo:color="#000000" style:font-name="arial" fo:font-size="14pt" fo:font-weight="bold"/>
    </style:style>
    <style:style style:name="T7" style:family="text">
      <style:text-properties fo:color="#000000" fo:font-size="10pt" fo:font-weight="bold"/>
    </style:style>
    <style:style style:name="T8" style:family="text">
      <style:text-properties fo:color="#000000" fo:font-size="12pt"/>
    </style:style>
    <style:style style:name="T9" style:family="text">
      <style:text-properties fo:color="#000000" fo:font-size="12pt" fo:font-weight="bold"/>
    </style:style>
    <style:style style:name="T10" style:family="text">
      <style:text-properties fo:color="#000000" fo:font-size="11pt" fo:font-weight="normal"/>
    </style:style>
    <style:style style:name="T11" style:family="text">
      <style:text-properties fo:color="#000000" fo:font-size="11pt" fo:font-weight="normal" officeooo:rsid="001421bf"/>
    </style:style>
    <style:style style:name="T12" style:family="text">
      <style:text-properties fo:font-variant="normal" fo:text-transform="none" fo:color="#000000" style:font-name="Roboto" fo:font-size="11pt" fo:letter-spacing="normal" fo:font-style="normal" fo:font-weight="bold"/>
    </style:style>
    <style:style style:name="T13" style:family="text">
      <style:text-properties fo:font-variant="normal" fo:text-transform="none" fo:color="#000000" style:font-name="Roboto" fo:font-size="11pt" fo:letter-spacing="normal" fo:font-style="normal" fo:font-weight="normal"/>
    </style:style>
    <style:style style:name="T14" style:family="text">
      <style:text-properties fo:font-variant="normal" fo:text-transform="none" fo:color="#000000" style:font-name="Roboto" fo:font-size="10pt" fo:letter-spacing="normal" fo:font-style="normal" fo:font-weight="bold"/>
    </style:style>
    <style:style style:name="T15" style:family="text">
      <style:text-properties fo:font-variant="normal" fo:text-transform="none" fo:color="#000000" style:font-name="Roboto" fo:font-size="10pt" fo:letter-spacing="normal" fo:font-style="normal" fo:font-weight="normal"/>
    </style:style>
    <style:style style:name="T16" style:family="text">
      <style:text-properties fo:font-variant="normal" fo:text-transform="none" fo:color="#000000" style:font-name="Roboto" fo:font-size="12pt" fo:letter-spacing="normal" fo:font-style="normal" fo:font-weight="normal"/>
    </style:style>
    <style:style style:name="T17" style:family="text">
      <style:text-properties fo:font-variant="normal" fo:text-transform="none" fo:color="#000000" style:font-name="Roboto" fo:font-size="12pt" fo:letter-spacing="normal" fo:font-style="normal" fo:font-weight="bold"/>
    </style:style>
    <style:style style:name="T18" style:family="text">
      <style:text-properties fo:font-variant="normal" fo:text-transform="none" fo:color="#000000" fo:letter-spacing="normal"/>
    </style:style>
    <style:style style:name="T19" style:family="text">
      <style:text-properties fo:font-variant="normal" fo:text-transform="none" fo:color="#000000" style:font-name="Arimo" fo:font-size="11pt" fo:letter-spacing="normal" fo:font-style="normal" fo:font-weight="normal"/>
    </style:style>
    <style:style style:name="T20" style:family="text">
      <style:text-properties fo:font-variant="normal" fo:text-transform="none" fo:color="#000000" style:font-name="Arimo" fo:font-size="11pt" fo:letter-spacing="normal" fo:font-style="normal" fo:font-weight="bold"/>
    </style:style>
    <style:style style:name="T21" style:family="text">
      <style:text-properties fo:font-variant="normal" fo:text-transform="none" fo:color="#000000" fo:font-size="11pt" fo:letter-spacing="normal" fo:font-style="normal" fo:font-weight="bold"/>
    </style:style>
    <style:style style:name="T22" style:family="text">
      <style:text-properties fo:font-variant="normal" fo:text-transform="none" fo:color="#000000" fo:font-size="11pt" fo:letter-spacing="normal" fo:font-style="normal" fo:font-weight="normal"/>
    </style:style>
    <style:style style:name="T23" style:family="text">
      <style:text-properties fo:font-variant="normal" fo:text-transform="none" fo:color="#000000" fo:font-size="10pt" fo:letter-spacing="normal" fo:font-style="normal" fo:font-weight="bold"/>
    </style:style>
    <style:style style:name="T24" style:family="text">
      <style:text-properties fo:font-variant="normal" fo:text-transform="none" fo:color="#000000" fo:font-size="10pt" fo:letter-spacing="normal" fo:font-style="normal" fo:font-weight="normal"/>
    </style:style>
    <style:style style:name="T25" style:family="text">
      <style:text-properties fo:font-variant="normal" fo:text-transform="none" fo:color="#000000" fo:font-size="12pt" fo:letter-spacing="normal" fo:font-style="normal" fo:font-weight="normal"/>
    </style:style>
    <style:style style:name="T26" style:family="text">
      <style:text-properties fo:font-variant="normal" fo:text-transform="none" fo:color="#000000" fo:font-size="12pt" fo:letter-spacing="normal" fo:font-style="normal" fo:font-weight="bold"/>
    </style:style>
    <style:style style:name="T27" style:family="text">
      <style:text-properties fo:font-variant="normal" fo:text-transform="none" fo:color="#000000" fo:font-size="15pt" fo:letter-spacing="normal" fo:font-style="normal" fo:font-weight="bold" style:font-size-asian="15pt" style:font-size-complex="15pt"/>
    </style:style>
    <style:style style:name="T28" style:family="text">
      <style:text-properties style:font-name="arial" fo:font-size="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text:bookmark text:name="a_tags"/><text:bookmark text:name="a_months_weeks_days"/><text:span text:style-name="T7">PROJECT NAME: </text:span><text:span text:style-name="T21">Predicting Life Expectancy using Machine Learning - SB54135</text:span></text:h>
      <text:p text:style-name="P9"><text:span text:style-name="T23">PROJECT ID: </text:span><text:span text:style-name="T22">SPS_PRO_215</text:span></text:p>
      <text:p text:style-name="P9"><text:span text:style-name="T23">PROJECT MANAGER</text:span><text:span text:style-name="T25">: Charan M</text:span></text:p>
      <text:p text:style-name="P9"><text:span text:style-name="T23">Date</text:span><text:span text:style-name="T25">: </text:span><text:span text:style-name="T24">31/05/2020</text:span></text:p>
      <text:p text:style-name="P9"><text:span text:style-name="T26"><text:s text:c="20"/></text:span><text:span text:style-name="T27"><text:s text:c="2"/>PROJECT SCOPE DOCUMENT</text:span></text:p>
      <text:p text:style-name="P9"><text:span text:style-name="T27"/></text:p>
      <text:p text:style-name="P6">1. Project Summary:</text:p>
      <text:p text:style-name="P10"><text:span text:style-name="T22">A typical Regression </text:span><text:span text:style-name="T21">Machine Learning</text:span><text:span text:style-name="T18"> </text:span><text:span text:style-name="T22">project leverages historical data to predict insights into the future. This problem statement is aimed at predicting </text:span><text:span text:style-name="T21">Life Expectancy rate </text:span><text:span text:style-name="T22">of a country given various features.</text:span></text:p>
      <text:p text:style-name="P10"><text:span text:style-name="T22"><text:s text:c="10"/></text:span><text:span text:style-name="T21">Life expectancy</text:span><text:span text:style-name="T18"> </text:span><text:span text:style-name="T22">is a statistical measure of the average time a human being is expected to live, Life expectancy depends on various factors: Regional variations, Economic Circumstances, Sex Differences, Mental Illnesses, Physical Illnesses, Education, Year of their birth and other demographic factors. This problem statement provides a way to predict average life expectancy of people living in a country when various factors such as year, GDP, education, alcohol intake of people in the country, expenditure on healthcare system and some specific disease related deaths that happened in the country are given.</text:span></text:p>
      <text:p text:style-name="P10"><text:span text:style-name="T22"/></text:p>
      <text:p text:style-name="P11">2. Project Requirements:</text:p>
      <text:p text:style-name="P3">2.1 Functional Requirements:</text:p>
      <text:p text:style-name="P4">Predicting the life expectancy rate of a country</text:p>
      <text:p text:style-name="P3">2.2 Technical Requirements:</text:p>
      <text:p text:style-name="P4">Python, IBM CLoud, IBM Watson</text:p>
      <text:p text:style-name="P3">Hardware Requirements</text:p>
      <text:p text:style-name="P9"><text:span text:style-name="T22">PC/Laptop/desktop with</text:span></text:p>
      <text:p text:style-name="P4">Processor: i3 or above</text:p>
      <text:p text:style-name="P4">Speed: 2 GHz or more</text:p>
      <text:p text:style-name="P4">Hard disk space: 10 GB or more</text:p>
      <text:p text:style-name="P4">RAM: 4GB or more</text:p>
      <text:p text:style-name="P9"><text:span text:style-name="T26">Software Requirements</text:span></text:p>
      <text:p text:style-name="P4">Operating System: Linux/Windows</text:p>
      <text:p text:style-name="P4">IBM Cloud</text:p>
      <text:p text:style-name="P4">IBM Watson</text:p>
      <text:p text:style-name="P4">Python compile</text:p>
      <text:p text:style-name="P4">Zoho writer</text:p>
      <text:p text:style-name="P9"><text:span text:style-name="T22">Git hub</text:span></text:p>
      <text:p text:style-name="P6"><text:soft-page-break/>3. Project Deliverables</text:p>
      <text:p text:style-name="P5">A typical Regression Machine Learning project leverages historical data to predict insights into the future. Output is predicting Life Expectancy rate of a country given various features thus we can use for finding life expectancy rate.</text:p>
      <text:p text:style-name="P10"/>
      <text:p text:style-name="P7">4. Project Team</text:p>
      <text:p text:style-name="P10"><text:span text:style-name="T9">Name</text:span><text:span text:style-name="T8">: Peyala Samarasimha Reddy</text:span></text:p>
      <text:p text:style-name="P9"><text:span text:style-name="T26">Application ID</text:span><text:span text:style-name="T23">: </text:span><text:span text:style-name="T22">SPS_APL_20200003800</text:span></text:p>
      <text:p text:style-name="P10"><text:span text:style-name="T26">SBID</text:span><text:span text:style-name="T25">:</text:span><text:span text:style-name="T22">SB20200054135</text:span></text:p>
      <text:p text:style-name="P9"/>
      <text:p text:style-name="P6">5. Project Schedule</text:p>
      <text:p text:style-name="P4">Project Scope, Schedule, team and deliverables - 1 day</text:p>
      <text:p text:style-name="P9"><text:span text:style-name="T10">Setup the Development Environment</text:span><text:span text:style-name="T1"> </text:span><text:span text:style-name="T10">- 1 day</text:span></text:p>
      <text:p text:style-name="P9"><text:span text:style-name="T10">Create IBM Cloud Account</text:span><text:span text:style-name="T1"> </text:span><text:span text:style-name="T10">- 0.5 day</text:span></text:p>
      <text:p text:style-name="P9"><text:span text:style-name="T10">Create a Node-RED Starter Application</text:span><text:span text:style-name="T1"> </text:span><text:span text:style-name="T10">- 1day</text:span></text:p>
      <text:p text:style-name="P9"><text:span text:style-name="T10">Explore IBM Watson Usecases</text:span><text:span text:style-name="T1"> </text:span><text:span text:style-name="T10">-0.5 day</text:span></text:p>
      <text:p text:style-name="P9"><text:span text:style-name="T10">Explore IBM Watson Machine Learning - 3days</text:span></text:p>
      <text:p text:style-name="P9"><text:span text:style-name="T10">Build your own ML model in IBM Watson Studio- 2 days</text:span></text:p>
      <text:p text:style-name="P9"><text:span text:style-name="T10">Automate your ML mode</text:span><text:span text:style-name="T11">l</text:span><text:span text:style-name="T1"> </text:span><text:span text:style-name="T10">- 1 day</text:span></text:p>
      <text:p text:style-name="P9"><text:span text:style-name="T10">Collect the Dataset for the Projec</text:span><text:span text:style-name="T11">t</text:span><text:span text:style-name="T10">- 0.5</text:span></text:p>
      <text:p text:style-name="P9"><text:span text:style-name="T10">Create Necessary IBM Cloud Services- 1day</text:span></text:p>
      <text:p text:style-name="P9"><text:span text:style-name="T10">Create a Watson Studio Project- 1 day</text:span></text:p>
      <text:p text:style-name="P9"><text:span text:style-name="T10">Configure Watson Studio- 0.5 day</text:span></text:p>
      <text:p text:style-name="P9"><text:span text:style-name="T10">Create Machine Learning Service- 0.5day</text:span></text:p>
      <text:p text:style-name="P9"><text:span text:style-name="T10">Create a Jupyter Notebook in IBM Watson and import data- 0.5 day</text:span></text:p>
      <text:p text:style-name="P9"><text:span text:style-name="T10">Build a Machine Learning model and create Endpoints for Node-RED integration- 2 days</text:span></text:p>
      <text:p text:style-name="P9"><text:span text:style-name="T10">Build Node-RED Flow to Integrate ML Services- 2 days</text:span></text:p>
      <text:p text:style-name="P9"><text:span text:style-name="T10">Collect the Dataset for the Project- 0.5 day</text:span></text:p>
      <text:p text:style-name="P9"><text:span text:style-name="T10">Create Necessary IBM Cloud Services- 0.5 day</text:span></text:p>
      <text:p text:style-name="P9"><text:span text:style-name="T10">Create a Watson Studio Project- 1 day</text:span></text:p>
      <text:p text:style-name="P8">Configure Watson Studio- 0.5 day</text:p>
      <text:p text:style-name="P4">Create Machine Learning Service- 0.5day</text:p>
      <text:p text:style-name="P9"><text:span text:style-name="T10">Import dataset and create AUTO AI Experiment- 1day</text:span></text:p>
      <text:p text:style-name="P9"><text:span text:style-name="T10">Build Node-RED flow to integrate AutoAI- 1da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mo" svg:font-family="Arimo"/>
    <style:font-face style:name="Lohit Devanagari1" svg:font-family="'Lohit Devanagari'"/>
    <style:font-face style:name="Roboto" svg:font-family="Roboto"/>
    <style:font-face style:name="arial" svg:font-family="arial, helvetica, sans-serif"/>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19:33:49.187272264</meta:creation-date>
    <dc:date>2020-06-18T19:39:14.189567672</dc:date>
    <meta:editing-duration>PT5M25S</meta:editing-duration>
    <meta:editing-cycles>1</meta:editing-cycles>
    <meta:document-statistic meta:table-count="0" meta:image-count="0" meta:object-count="0" meta:page-count="2" meta:paragraph-count="56" meta:word-count="433" meta:character-count="2812" meta:non-whitespace-character-count="2403"/>
    <meta:generator>LibreOffice/6.0.7.3$Linux_X86_64 LibreOffice_project/00m0$Build-3</meta:generator>
  </office:meta>
</office:document-meta>
</file>